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imes New Roman" svg:font-family="'Times New Roman'" style:font-adornments="Standaard" style:font-family-generic="roman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Arial2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1" svg:font-family="Palatino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Arial" fo:font-style="normal" officeooo:rsid="0015f01c" officeooo:paragraph-rsid="00246985" style:font-style-asian="normal" style:font-style-complex="normal"/>
    </style:style>
    <style:style style:name="P2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fo:color="#000000" style:font-name="Times New Roman1" fo:font-size="10pt" fo:font-weight="bold" officeooo:rsid="0015e8d7" officeooo:paragraph-rsid="0015e8d7" style:font-size-asian="10pt" style:font-weight-asian="bold" style:font-size-complex="10pt" style:font-weight-complex="bold"/>
    </style:style>
    <style:style style:name="P3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Times New Roman1" fo:font-style="normal" style:text-underline-style="solid" style:text-underline-width="auto" style:text-underline-color="font-color" fo:font-weight="bold" officeooo:rsid="0015f01c" officeooo:paragraph-rsid="00246985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fo:color="#0000ff" style:font-name="Times New Roman1" fo:font-size="10pt" fo:language="en" fo:country="US" fo:font-style="normal" style:text-underline-style="solid" style:text-underline-width="auto" style:text-underline-color="font-color" fo:font-weight="bold" officeooo:paragraph-rsid="002dd42e" style:font-size-asian="10pt" style:font-style-asian="normal" style:font-weight-asian="bold" style:font-size-complex="10pt" style:font-style-complex="normal"/>
    </style:style>
    <style:style style:name="P5" style:family="paragraph" style:parent-style-name="Standard">
      <style:text-properties style:font-name="Times New Roman1" fo:font-style="normal" style:font-style-asian="normal" style:font-style-complex="normal"/>
    </style:style>
    <style:style style:name="P6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Times New Roman1" fo:font-style="normal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tyle="normal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1" fo:font-style="normal" officeooo:paragraph-rsid="0015e8d7" style:font-style-asian="normal" style:font-style-complex="normal"/>
    </style:style>
    <style:style style:name="P9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1" officeooo:paragraph-rsid="0015e8d7"/>
    </style:style>
    <style:style style:name="P10" style:family="paragraph" style:parent-style-name="Standard">
      <style:text-properties style:font-name="Times New Roman1" officeooo:paragraph-rsid="0015e8d7"/>
    </style:style>
    <style:style style:name="P11" style:family="paragraph" style:parent-style-name="Standard">
      <style:text-properties style:font-name="Times New Roman1" fo:font-size="6pt" officeooo:rsid="0015e8d7" officeooo:paragraph-rsid="0015e8d7" style:font-size-asian="5.25pt" style:font-size-complex="6pt"/>
    </style:style>
    <style:style style:name="P12" style:family="paragraph" style:parent-style-name="Standard">
      <style:text-properties style:font-name="Times New Roman1" fo:font-size="6pt" officeooo:paragraph-rsid="0015e8d7" style:font-size-asian="5.25pt" style:font-size-complex="6pt"/>
    </style:style>
    <style:style style:name="P13" style:family="paragraph" style:parent-style-name="Standard">
      <style:paragraph-properties fo:text-align="center" style:justify-single-word="false"/>
      <style:text-properties style:font-name="Times New Roman1" fo:font-size="6pt" fo:font-style="normal" style:font-size-asian="5.25pt" style:font-style-asian="normal" style:font-size-complex="6pt" style:font-style-complex="normal"/>
    </style:style>
    <style:style style:name="P14" style:family="paragraph" style:parent-style-name="Standard">
      <style:text-properties style:font-name="Times New Roman1" fo:font-size="10pt" style:text-underline-style="solid" style:text-underline-width="auto" style:text-underline-color="font-color" fo:font-weight="bold" officeooo:rsid="0015e8d7" officeooo:paragraph-rsid="0015e8d7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Times New Roman1" fo:font-size="10pt" fo:font-weight="bold" officeooo:paragraph-rsid="0015e8d7" style:font-size-asian="10pt" style:font-weight-asian="bold" style:font-name-complex="Liberation Sans2" style:font-size-complex="10pt" style:font-weight-complex="bold"/>
    </style:style>
    <style:style style:name="P16" style:family="paragraph" style:parent-style-name="Standard">
      <style:text-properties style:font-name="Times New Roman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text-properties style:font-name="Times New Roman1" fo:font-size="10pt" officeooo:paragraph-rsid="004cec32" style:font-size-asian="10pt" style:font-size-complex="10pt"/>
    </style:style>
    <style:style style:name="P18" style:family="paragraph" style:parent-style-name="Standard">
      <style:text-properties fo:color="#ff3333" style:font-name="Times New Roman1" fo:font-size="6pt" fo:font-style="normal" fo:font-weight="bold" officeooo:paragraph-rsid="0015e8d7" style:font-size-asian="5.25pt" style:font-style-asian="normal" style:font-weight-asian="bold" style:font-name-complex="Liberation Sans2" style:font-size-complex="6pt" style:font-style-complex="normal" style:font-weight-complex="bold"/>
    </style:style>
    <style:style style:name="P19" style:family="paragraph" style:parent-style-name="Text_20_body">
      <style:text-properties style:font-name="Times New Roman1" fo:font-weight="bold" style:font-weight-asian="bold"/>
    </style:style>
    <style:style style:name="P20" style:family="paragraph" style:parent-style-name="Text_20_body">
      <style:paragraph-properties fo:text-align="center" style:justify-single-word="false"/>
      <style:text-properties style:font-name="Times New Roman1" fo:font-weight="bold" style:font-weight-asian="bold"/>
    </style:style>
    <style:style style:name="P21" style:family="paragraph" style:parent-style-name="Text_20_body">
      <style:text-properties style:font-name="Times New Roman1" fo:font-weight="bold" officeooo:paragraph-rsid="00418428" style:font-weight-asian="bold"/>
    </style:style>
    <style:style style:name="P22" style:family="paragraph" style:parent-style-name="Text_20_body">
      <style:paragraph-properties fo:text-align="center" style:justify-single-word="false"/>
      <style:text-properties style:font-name="Times New Roman1" fo:font-size="9pt" fo:font-weight="bold" officeooo:paragraph-rsid="00418428" style:font-size-asian="9pt" style:font-weight-asian="bold" style:font-size-complex="9pt"/>
    </style:style>
    <style:style style:name="P23" style:family="paragraph" style:parent-style-name="Text_20_body">
      <style:text-properties style:font-name="Times New Roman1" fo:font-style="normal" style:font-name-asian="Palatino" style:font-style-asian="normal" style:font-style-complex="normal"/>
    </style:style>
    <style:style style:name="P24" style:family="paragraph" style:parent-style-name="Text_20_body">
      <style:text-properties style:font-name="Times New Roman1" fo:font-size="10pt" fo:font-style="italic" fo:font-weight="normal" officeooo:paragraph-rsid="004cec32" style:font-size-asian="10pt" style:font-style-asian="italic" style:font-weight-asian="normal" style:font-name-complex="Times New Roman1" style:font-size-complex="10pt" style:font-style-complex="italic" style:font-weight-complex="bold"/>
    </style:style>
    <style:style style:name="P25" style:family="paragraph" style:parent-style-name="Body_20_Text_20_2">
      <style:text-properties style:font-name="Times New Roman1" fo:font-size="10pt" fo:font-style="normal" fo:font-weight="normal" style:font-size-asian="10pt" style:font-style-asian="normal" style:font-weight-asian="normal" style:font-name-complex="Times New Roman1" style:font-size-complex="10pt" style:font-style-complex="normal" style:font-weight-complex="bold"/>
    </style:style>
    <style:style style:name="P26" style:family="paragraph" style:parent-style-name="Body_20_Text_20_2">
      <style:text-properties style:font-name="Times New Roman1" fo:font-size="7pt" fo:font-style="normal" style:text-underline-style="solid" style:text-underline-width="auto" style:text-underline-color="font-color" fo:font-weight="bold" style:font-size-asian="6.09999990463257pt" style:font-style-asian="normal" style:font-weight-asian="bold" style:font-name-complex="Times New Roman1" style:font-size-complex="7pt" style:font-style-complex="normal" style:font-weight-complex="bold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Times New Roman1" fo:font-style="normal" style:font-style-asian="normal" style:font-style-complex="normal"/>
    </style:style>
    <style:style style:name="P28" style:family="paragraph" style:parent-style-name="Teri">
      <style:text-properties style:font-name="Times New Roman1" fo:font-style="normal" style:font-style-asian="normal" style:font-style-complex="normal"/>
    </style:style>
    <style:style style:name="P29" style:family="paragraph" style:parent-style-name="Teri">
      <style:text-properties style:font-name="Times New Roman1" fo:font-size="10pt" fo:font-style="normal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30" style:family="paragraph" style:parent-style-name="Heading" style:master-page-name="Standard">
      <style:paragraph-properties fo:text-align="center" style:justify-single-word="false" style:page-number="auto"/>
      <style:text-properties style:font-name="Times New Roman1" fo:font-weight="bold" style:font-weight-asian="bold"/>
    </style:style>
    <style:style style:name="P31" style:family="paragraph" style:parent-style-name="Body_20_Text_20_2">
      <style:text-properties style:font-name="Times New Roman1" fo:font-size="10pt" officeooo:paragraph-rsid="005b1e06" style:font-size-asian="10pt" style:font-size-complex="10pt"/>
    </style:style>
    <style:style style:name="P3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33" style:family="paragraph">
      <style:paragraph-properties fo:text-align="start"/>
      <style:text-properties fo:color="#000000" style:text-line-through-style="none" style:text-line-through-type="none" style:font-name="Times New Roman" fo:font-size="9pt" fo:font-style="normal" style:text-underline-style="none" fo:font-weight="normal"/>
    </style:style>
    <style:style style:name="P34" style:family="paragraph">
      <style:paragraph-properties fo:text-align="start"/>
      <style:text-properties fo:color="#000000" style:text-line-through-style="none" style:text-line-through-type="none" style:font-name="Arial1" fo:font-size="9pt" fo:font-style="normal" style:text-underline-style="none" fo:font-weight="normal"/>
    </style:style>
    <style:style style:name="T1" style:family="text">
      <style:text-properties fo:font-weight="bold" style:font-weight-asian="bold" style:font-name-complex="Liberation Sans2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12pt" fo:font-weight="normal" style:font-size-asian="12pt" style:font-weight-asian="normal" style:font-name-complex="Liberation Sans2" style:font-size-complex="12pt" style:font-weight-complex="normal"/>
    </style:style>
    <style:style style:name="T8" style:family="text">
      <style:text-properties fo:font-size="12pt" fo:font-weight="normal" officeooo:rsid="001a0a21" style:font-size-asian="12pt" style:font-weight-asian="normal" style:font-name-complex="Liberation Sans2" style:font-size-complex="12pt" style:font-weight-complex="normal"/>
    </style:style>
    <style:style style:name="T9" style:family="text">
      <style:text-properties fo:font-size="12pt" fo:font-weight="normal" officeooo:rsid="0015f01c" style:font-size-asian="12pt" style:font-weight-asian="normal" style:font-name-complex="Liberation Sans2" style:font-size-complex="12pt" style:font-weight-complex="normal"/>
    </style:style>
    <style:style style:name="T10" style:family="text">
      <style:text-properties fo:font-size="12pt" fo:font-weight="normal" style:font-size-asian="12pt" style:font-weight-asian="normal" style:font-name-complex="Liberation Sans2" style:font-size-complex="12pt" style:font-weight-complex="bold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weight="normal" style:font-weight-asian="normal" style:font-name-complex="Liberation Sans2" style:font-weight-complex="normal"/>
    </style:style>
    <style:style style:name="T13" style:family="text">
      <style:text-properties fo:font-style="normal" fo:font-weight="bold" style:font-style-asian="normal" style:font-weight-asian="bold" style:font-name-complex="Liberation Sans2" style:font-style-complex="normal" style:font-weight-complex="bold"/>
    </style:style>
    <style:style style:name="T14" style:family="text">
      <style:text-properties fo:font-style="normal" style:text-underline-style="solid" style:text-underline-width="auto" style:text-underline-color="font-color" fo:font-weight="normal" officeooo:rsid="0015e8d7" style:font-style-asian="normal" style:font-weight-asian="normal" style:font-name-complex="Liberation Sans2" style:font-style-complex="normal" style:font-weight-complex="normal"/>
    </style:style>
    <style:style style:name="T15" style:family="text">
      <style:text-properties officeooo:rsid="0015e8d7"/>
    </style:style>
    <style:style style:name="T16" style:family="text">
      <style:text-properties fo:font-size="10pt" fo:font-weight="normal" style:font-size-asian="10pt" style:font-weight-asian="normal" style:font-name-complex="Times New Roman1" style:font-size-complex="10pt" style:font-weight-complex="normal"/>
    </style:style>
    <style:style style:name="T17" style:family="text">
      <style:text-properties fo:font-size="10pt" style:text-underline-style="solid" style:text-underline-width="auto" style:text-underline-color="font-color" fo:font-weight="bold" officeooo:rsid="004d987e" style:font-size-asian="10pt" style:font-weight-asian="bold" style:font-name-complex="Times New Roman1" style:font-size-complex="10pt" style:font-weight-complex="bold"/>
    </style:style>
    <style:style style:name="T18" style:family="text">
      <style:text-properties officeooo:rsid="003ba965"/>
    </style:style>
    <style:style style:name="T19" style:family="text">
      <style:text-properties officeooo:rsid="00418428"/>
    </style:style>
    <style:style style:name="T20" style:family="text">
      <style:text-properties style:font-name="Times New Roman1"/>
    </style:style>
    <style:style style:name="T21" style:family="text">
      <style:text-properties style:font-name="Times New Roman1" officeooo:rsid="0024bab2"/>
    </style:style>
    <style:style style:name="T22" style:family="text">
      <style:text-properties style:font-name="Times New Roman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style:font-name="Times New Roman1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officeooo:rsid="004cec32"/>
    </style:style>
    <style:style style:name="T25" style:family="text">
      <style:text-properties officeooo:rsid="0051aef7"/>
    </style:style>
    <style:style style:name="T26" style:family="text">
      <style:text-properties style:font-name="Arial2" fo:font-size="10pt" fo:font-style="italic" fo:font-weight="normal" style:font-name-asian="Liberation Sans1" style:font-size-asian="10pt" style:font-style-asian="italic" style:font-weight-asian="normal" style:font-name-complex="Arial2" style:font-style-complex="italic" style:font-weight-complex="normal"/>
    </style:style>
    <style:style style:name="T27" style:family="text">
      <style:text-properties style:font-name="Arial2" fo:font-style="italic" fo:font-weight="normal" style:font-name-asian="Liberation Sans1" style:font-style-asian="italic" style:font-weight-asian="normal" style:font-name-complex="Arial2" style:font-style-complex="italic" style:font-weight-complex="normal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style:font-name-asian="Liberation Sans1" style:font-style-asian="italic" style:font-weight-asian="normal" style:font-name-complex="Arial2" style:font-style-complex="italic" style:font-weight-complex="normal"/>
    </style:style>
    <style:style style:name="gr1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1" form:id="control11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2" form:id="control12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3" form:id="control13" form:tab-index="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4" form:id="control14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5" form:id="control15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Applied Math 20<text:span text:style-name="T24">2</text:span><text:span text:style-name="T25">1</text:span> – <text:span text:style-name="T25">Spring</text:span> In-service</text:p>
      <text:p text:style-name="P20">Registration</text:p>
      <text:p text:style-name="P20">In-service Registration Fee: $145.00 ($170.00 on-site)</text:p>
      <text:p text:style-name="P22">(Includes continental breakfast, lunch and six (6) STEM Clock Hours)</text:p>
      <text:p text:style-name="P21"/>
      <text:p text:style-name="P21">Mail to:<text:tab/><text:tab/><text:tab/>Washington Applied Math Council (WAMC)</text:p>
      <text:p text:style-name="P19"><text:tab/><text:tab/><text:tab/><text:tab/>C/O WAMC Registrar</text:p>
      <text:p text:style-name="P19"><text:tab/><text:tab/><text:tab/><text:tab/>PO BOX 10700</text:p>
      <text:p text:style-name="P19"><text:tab/><text:tab/><text:tab/><text:tab/>Yakima WA 98909</text:p>
      <text:p text:style-name="P19"><text:tab/><text:tab/><text:tab/><text:tab/>(509) 731-3304 Fax: (509) 461-5222</text:p>
      <text:p text:style-name="P19"><text:tab/><text:tab/><text:tab/><text:tab/>E-mail to: wamcreg@gmail.com</text:p>
      <text:p text:style-name="P4"/>
      <text:p text:style-name="P6"/>
      <text:p text:style-name="P9"><text:span text:style-name="T7">Name:</text:span><text:span text:style-name="T11"><draw:control text:anchor-type="as-char" draw:z-index="0" draw:style-name="gr2" draw:text-style-name="P33" svg:width="2.5004in" svg:height="0.2504in" draw:control="control1"/></text:span><text:span text:style-name="T7"><text:tab/>School District:</text:span><text:span text:style-name="T11"><draw:control text:anchor-type="as-char" draw:z-index="1" draw:style-name="gr2" draw:text-style-name="P33" svg:width="2.2406in" svg:height="0.2504in" draw:control="control2"/></text:span><text:span text:style-name="T7"> </text:span></text:p>
      <text:p text:style-name="P9"><text:span text:style-name="T7">Address: </text:span><text:span text:style-name="T11"><draw:control text:anchor-type="as-char" draw:z-index="2" draw:style-name="gr2" draw:text-style-name="P33" svg:width="2.5004in" svg:height="0.2504in" draw:control="control3"/></text:span><text:span text:style-name="T7">City, Zip: </text:span><text:span text:style-name="T11"><draw:control text:anchor-type="as-char" draw:z-index="3" draw:style-name="gr2" draw:text-style-name="P33" svg:width="2.5004in" svg:height="0.2504in" draw:control="control4"/></text:span></text:p>
      <text:p text:style-name="P9"><text:span text:style-name="T7">School: </text:span><text:span text:style-name="T7"><draw:control text:anchor-type="as-char" draw:z-index="4" draw:style-name="gr2" draw:text-style-name="P33" svg:width="2.5004in" svg:height="0.2504in" draw:control="control5"/></text:span><text:span text:style-name="T7"><text:tab/>School Phone: </text:span><text:span text:style-name="T11"><draw:control text:anchor-type="as-char" draw:z-index="5" draw:style-name="gr2" draw:text-style-name="P33" svg:width="2.0004in" svg:height="0.2504in" draw:control="control6"/></text:span></text:p>
      <text:p text:style-name="P10"><text:span text:style-name="T8">Billing</text:span><text:span text:style-name="T7"> Address: </text:span><text:span text:style-name="T10"><draw:control text:anchor-type="as-char" draw:z-index="6" draw:style-name="gr2" draw:text-style-name="P33" svg:width="5.0004in" svg:height="0.2504in" draw:control="control7"/></text:span></text:p>
      <text:p text:style-name="P10"><text:span text:style-name="T7">School Email: </text:span><text:span text:style-name="T11"><draw:control text:anchor-type="as-char" draw:z-index="7" draw:style-name="gr2" draw:text-style-name="P33" svg:width="2.5004in" svg:height="0.2504in" draw:control="control8"/></text:span><text:span text:style-name="T7"><text:s text:c="2"/>CTE Cert.# </text:span><text:span text:style-name="T11"><draw:control text:anchor-type="as-char" draw:z-index="8" draw:style-name="gr2" draw:text-style-name="P33" svg:width="1.7504in" svg:height="0.2504in" draw:control="control9"/></text:span></text:p>
      <text:p text:style-name="P10"><text:span text:style-name="T9">Alternate</text:span><text:span text:style-name="T7"> Email:</text:span><text:span text:style-name="T11"><draw:control text:anchor-type="as-char" draw:z-index="9" draw:style-name="gr2" draw:text-style-name="P34" svg:width="2.5004in" svg:height="0.2504in" draw:control="control10"/></text:span><text:span text:style-name="T7"> <text:s text:c="4"/></text:span></text:p>
      <text:p text:style-name="P10"><text:span text:style-name="T8">Check Number</text:span><text:span text:style-name="T7">: </text:span><text:span text:style-name="T7"><draw:control text:anchor-type="as-char" draw:z-index="10" draw:style-name="gr2" draw:text-style-name="P33" svg:width="2.0004in" svg:height="0.2504in" draw:control="control11"/></text:span><text:span text:style-name="T7"><text:s/></text:span><text:span text:style-name="T8">PO Number</text:span><text:span text:style-name="T7">:</text:span><text:span text:style-name="T7"><draw:control text:anchor-type="as-char" draw:z-index="11" draw:style-name="gr2" draw:text-style-name="P33" svg:width="2.0004in" svg:height="0.2504in" draw:control="control12"/></text:span><text:span text:style-name="T7"> <text:s text:c="5"/></text:span></text:p>
      <text:p text:style-name="P11"/>
      <text:p text:style-name="P14">Make Checks and POs payable to Washington Applied Math Council (WAMC)</text:p>
      <text:p text:style-name="P14"/>
      <text:p text:style-name="P17"><text:span text:style-name="T13">Receipts available the day of in-service for non-preregistered</text:span><text:span text:style-name="T1"> <text:s/></text:span><text:span text:style-name="T12"><text:s text:c="7"/></text:span><text:span text:style-name="T14"><draw:control text:anchor-type="as-char" draw:z-index="14" draw:style-name="gr1" draw:text-style-name="P32" svg:width="0.2504in" svg:height="0.2504in" draw:control="control15"/></text:span><text:span text:style-name="T12">P.O. Enclosed</text:span></text:p>
      <text:p text:style-name="P15">(Purchase Order number or check must accompany registration form!)</text:p>
      <text:p text:style-name="P12"/>
      <text:p text:style-name="P2">The regular price of $1<text:span text:style-name="T18">45 </text:span>applies for early inservice registrations ONLY. <text:s/>For registrations postmarked after <text:span text:style-name="T25">April 23</text:span><text:span text:style-name="T19">, 202</text:span><text:span text:style-name="T25">1</text:span> or on-site the cost is $1<text:span text:style-name="T19">70</text:span>.00.</text:p>
      <text:p text:style-name="P18"/>
      <text:p text:style-name="P7"><text:span text:style-name="T3">Please specify which inservice you will attend</text:span>:</text:p>
      <text:p text:style-name="P13"/>
      <text:p text:style-name="P8"><draw:control text:anchor-type="as-char" draw:z-index="12" draw:style-name="gr1" draw:text-style-name="P32" svg:width="0.2504in" svg:height="0.2504in" draw:control="control13"/><text:span text:style-name="T15">WEST SIDE<text:tab/><text:tab/><text:tab/><text:tab/><text:tab/><text:tab/><text:tab/></text:span><text:span text:style-name="T15"><draw:control text:anchor-type="as-char" draw:z-index="13" draw:style-name="gr1" draw:text-style-name="P32" svg:width="0.2504in" svg:height="0.2504in" draw:control="control14"/></text:span><text:span text:style-name="T15">EAST SIDE<text:tab/> <text:s/></text:span></text:p>
      <text:p text:style-name="P27"><text:span text:style-name="T5">WEST SIDE </text:span><text:span text:style-name="T6"><text:tab/><text:tab/><text:tab/><text:tab/><text:tab/><text:tab/></text:span><text:span text:style-name="T5">EAST SIDE</text:span></text:p>
      <text:p text:style-name="P16">Wednesday, <text:span text:style-name="T25">May 5</text:span>, 20<text:span text:style-name="T24">2</text:span><text:span text:style-name="T25">1</text:span><text:tab/><text:tab/><text:tab/><text:tab/><text:tab/><text:tab/>Friday, <text:span text:style-name="T25">May 7</text:span>, 20<text:span text:style-name="T24">2</text:span><text:span text:style-name="T25">1</text:span></text:p>
      <text:p text:style-name="P16"><text:span text:style-name="T2">ESD 113</text:span><text:tab/><text:tab/><text:tab/><text:tab/><text:tab/><text:tab/><text:tab/><text:span text:style-name="T4">NEWTech Skill Center </text:span></text:p>
      <text:p text:style-name="P16">6005 Tyee Drive SW<text:tab/><text:tab/><text:tab/><text:tab/><text:tab/><text:tab/>4141 North Regal Street</text:p>
      <text:p text:style-name="P29">Tumwater, WA <text:s/>98512<text:tab/><text:tab/><text:tab/><text:tab/><text:tab/><text:tab/>Spokane, WA <text:s/>99207</text:p>
      <text:p text:style-name="P28"><text:span text:style-name="T16"><text:tab/><text:tab/><text:tab/><text:tab/><text:tab/><text:tab/><text:tab/><text:tab/></text:span><text:span text:style-name="T17">NOTE LOCATION CHANGE!</text:span></text:p>
      <text:p text:style-name="P5">8:30 a.m. – 3:30 p.m. (includes lunch)<text:tab/><text:tab/><text:tab/><text:tab/>8:30 a.m. – 3:30 p.m. (includes lunch)</text:p>
      <text:p text:style-name="P5"/>
      <text:p text:style-name="P1"><text:span text:style-name="T20">For directions and additional Information check our web site at, </text:span><text:a xlink:type="simple" xlink:href="http://www.wa-appliedmath.org/" text:style-name="Internet_20_link" text:visited-style-name="Visited_20_Internet_20_Link"><text:span text:style-name="T21">http://www.wa-appliedmath.org/</text:span></text:a></text:p>
      <text:p text:style-name="P3">The Summer Registration form is available to be downloaded from this site!!</text:p>
      <text:p text:style-name="P26"/>
      <text:p text:style-name="P25">Please register early to ensure your place in these inservice. <text:span text:style-name="T3">Written</text:span> cancellations received more than two weeks prior will be charged $30. There are <text:span text:style-name="T3">no refunds</text:span> for cancellations received within two weeks of</text:p>
      <text:p text:style-name="P25">the inservice date or for no-shows.</text:p>
      <text:p text:style-name="P25"/>
      <text:p text:style-name="P25">These in-services fulfill, in part, the Assurance Statement signed by the district to continue in-</text:p>
      <text:p text:style-name="P25">service in the CTE Applied Math program and are approved by OSPI for <text:span text:style-name="T3">six STEM Clock</text:span></text:p>
      <text:p text:style-name="P25"><text:span text:style-name="T3">Hours</text:span> of credit each.</text:p>
      <text:p text:style-name="P24"><text:s/></text:p>
      <text:p text:style-name="P31"><text:span text:style-name="T28">For further information e-mail Nan Johnson: <text:s text:c="2"/></text:span><text:span text:style-name="T29">Njohnson@wa-appliedmath.org</text:span><text:span text:style-name="T28"> or call 206-291-7867</text:span></text:p>
      <text:p text:style-name="P23"><text:s text:c="23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imes New Roman" svg:font-family="'Times New Roman'" style:font-adornments="Standaard" style:font-family-generic="roman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Arial2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1" svg:font-family="Palatino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1" fo:font-family="'Times New Roman'" style:font-family-generic="roman" style:font-pitch="variable" fo:font-size="10pt" fo:language="en" fo:country="US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Block_20_Text" style:display-name="Block Text" style:family="paragraph" style:parent-style-name="Standard" style:default-outline-level="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  <style:text-properties fo:font-size="9pt" fo:font-style="italic" fo:font-weight="bold" style:font-size-asian="9pt" style:font-style-asian="italic" style:font-weight-asian="bold" style:font-style-complex="italic" style:font-weight-complex="bold"/>
    </style:style>
    <style:style style:name="TOP_20_LINE" style:display-name="TOP LINE" style:family="paragraph" style:parent-style-name="Standard" style:default-outline-level="">
      <style:paragraph-properties fo:text-align="center" style:justify-single-word="false"/>
      <style:text-properties fo:font-size="14pt" fo:text-shadow="1pt 1pt" fo:font-weight="bold" style:font-size-asian="14pt" style:font-weight-asian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WW8Num9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6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6z0" style:family="text">
      <style:text-properties style:font-name="Palatino1" fo:font-family="Palatino" style:font-family-generic="roman" style:font-pitch="variable" fo:font-weight="bold" style:font-name-asian="Times New Roman2" style:font-family-asian="'Times New Roman'" style:font-family-generic-asian="system" style:font-pitch-asian="variable" style:font-weight-asian="bold"/>
    </style:style>
    <style:style style:name="WW8Num5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z0" style:family="text">
      <style:text-properties style:font-name="Symbol" fo:font-family="Symbol" style:font-family-generic="roman" style:font-pitch="variable" fo:font-size="10pt" style:font-name-asian="Symbol1" style:font-family-asian="Symbol" style:font-family-generic-asian="system" style:font-pitch-asian="variable" style:font-size-asian="10pt" style:font-size-complex="11pt"/>
    </style:style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Applied Math 2000 – Fall Inservice</dc:title>
    <meta:initial-creator>Ronald Noble</meta:initial-creator>
    <meta:creation-date>2015-05-11T14:36:00</meta:creation-date>
    <dc:date>2020-10-20T04:47:35.228388060</dc:date>
    <meta:print-date>2013-10-13T17:25:00</meta:print-date>
    <meta:editing-cycles>46</meta:editing-cycles>
    <meta:editing-duration>PT20H3M35S</meta:editing-duration>
    <meta:generator>LibreOffice/6.4.6.2$Linux_X86_64 LibreOffice_project/40$Build-2</meta:generator>
    <meta:document-statistic meta:table-count="0" meta:image-count="0" meta:object-count="0" meta:page-count="1" meta:paragraph-count="40" meta:word-count="285" meta:character-count="1998" meta:non-whitespace-character-count="1621"/>
  </office:meta>
</office:document-meta>
</file>